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46d0b" officeooo:paragraph-rsid="00146d0b"/>
    </style:style>
    <style:style style:name="P2" style:family="paragraph" style:parent-style-name="Standard">
      <style:text-properties officeooo:rsid="00146d0b" officeooo:paragraph-rsid="00146d0b"/>
    </style:style>
    <style:style style:name="P3" style:family="paragraph" style:parent-style-name="Table_20_Contents">
      <style:paragraph-properties fo:margin-left="0cm" fo:margin-right="0cm" fo:text-indent="0cm" style:auto-text-indent="false"/>
    </style:style>
    <style:style style:name="P4" style:family="paragraph" style:parent-style-name="Table_20_Heading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urso a Jato de Python para Algoritmos Essenciais</text:h>
      <text:p text:style-name="Text_20_body">Este curso é um <text:span text:style-name="Strong_20_Emphasis">guia rápido e prático de Python</text:span>, pensado como <text:span text:style-name="Strong_20_Emphasis">apoio direto ao aprendizado de algoritmos</text:span>. O foco não é dominar toda a linguagem, mas aprender <text:span text:style-name="Strong_20_Emphasis">exatamente o que você precisa</text:span> para resolver problemas clássicos de lógica e algoritmos.</text:p>
      <text:p text:style-name="Horizontal_20_Line"/>
      <text:h text:style-name="Heading_20_2" text:outline-level="2">1. Variáveis e Tipos Básicos</text:h>
      <text:p text:style-name="Text_20_body"><text:span text:style-name="Strong_20_Emphasis">Por que é importante para algoritmos:</text:span> Algoritmos trabalham com dados. Entender tipos evita erros lógicos e facilita cálculos.</text:p>
      <text:h text:style-name="Heading_20_3" text:outline-level="3">Tipos principais</text:h>
      <text:p text:style-name="P5">x = 10 # int</text:p>
      <text:p text:style-name="P5">pi = 3.14 # float</text:p>
      <text:p text:style-name="P5">nome = "Ana" # str</text:p>
      <text:p text:style-name="Text_20_body">ativo = True # bool</text:p>
      <text:h text:style-name="Heading_20_3" text:outline-level="3">Conversão de tipos</text:h>
      <text:p text:style-name="P5">idade = int("20")</text:p>
      <text:p text:style-name="P5">preco = float("9.99")</text:p>
      <text:p text:style-name="P5">texto = str(123)</text:p>
      <text:p text:style-name="Horizontal_20_Line"/>
      <text:h text:style-name="Heading_20_2" text:outline-level="2">2. Estruturas de Controle (if, for, while)</text:h>
      <text:p text:style-name="Text_20_body"><text:span text:style-name="Strong_20_Emphasis">Por que é importante para algoritmos:</text:span> São a base de decisões e repetições em qualquer algoritmo.</text:p>
      <text:h text:style-name="Heading_20_3" text:outline-level="3">Condicional <text:span text:style-name="Source_20_Text">if</text:span></text:h>
      <text:p text:style-name="P5">if x &gt; 0:</text:p>
      <text:p text:style-name="P5">print("positivo")</text:p>
      <text:p text:style-name="P5">elif x == 0:</text:p>
      <text:p text:style-name="P5">print("zero")</text:p>
      <text:p text:style-name="P5">else:</text:p>
      <text:p text:style-name="Text_20_body">print("negativo")</text:p>
      <text:h text:style-name="Heading_20_3" text:outline-level="3">Laço <text:span text:style-name="Source_20_Text">for</text:span></text:h>
      <text:p text:style-name="P5">for i in range(5):</text:p>
      <text:p text:style-name="Text_20_body">print(i)</text:p>
      <text:h text:style-name="Heading_20_3" text:outline-level="3"><text:soft-page-break/>Laço <text:span text:style-name="Source_20_Text">while</text:span></text:h>
      <text:p text:style-name="P5">while x &gt; 0:</text:p>
      <text:p text:style-name="P5">x -= 1</text:p>
      <text:p text:style-name="Horizontal_20_Line"/>
      <text:h text:style-name="Heading_20_2" text:outline-level="2">3. Funções</text:h>
      <text:p text:style-name="Text_20_body"><text:span text:style-name="Strong_20_Emphasis">Por que é importante para algoritmos:</text:span> Permite modularizar, reutilizar e testar partes do algoritmo.</text:p>
      <text:p text:style-name="P5">def soma(a, b):</text:p>
      <text:p text:style-name="P5">return a + b</text:p>
      <text:p text:style-name="P5"/>
      <text:p text:style-name="Text_20_body">resultado = soma(3, 5)</text:p>
      <text:h text:style-name="Heading_20_3" text:outline-level="3">Boas práticas</text:h>
      <text:list text:style-name="L1">
        <text:list-item>
          <text:p text:style-name="P6">Uma função = uma responsabilidade</text:p>
        </text:list-item>
        <text:list-item>
          <text:p text:style-name="P6">Nome claro e objetivo</text:p>
        </text:list-item>
      </text:list>
      <text:p text:style-name="Horizontal_20_Line"/>
      <text:h text:style-name="Heading_20_2" text:outline-level="2">4. Listas e Operações Básicas</text:h>
      <text:p text:style-name="Text_20_body"><text:span text:style-name="Strong_20_Emphasis">Por que é importante para algoritmos:</text:span> Estrutura mais usada em problemas iniciais (vetores, sequências).</text:p>
      <text:p text:style-name="P5">numeros = [1, 2, 3, 4]</text:p>
      <text:p text:style-name="P5"/>
      <text:p text:style-name="P5">numeros.append(5)</text:p>
      <text:p text:style-name="P5">print(numeros[0])</text:p>
      <text:p text:style-name="Text_20_body">print(len(numeros))</text:p>
      <text:h text:style-name="Heading_20_3" text:outline-level="3">Percorrendo listas</text:h>
      <text:p text:style-name="P5">for n in numeros:</text:p>
      <text:p text:style-name="P5">print(n)</text:p>
      <text:p text:style-name="Horizontal_20_Line"/>
      <text:h text:style-name="Heading_20_2" text:outline-level="2">5. Strings e Manipulação</text:h>
      <text:p text:style-name="Text_20_body"><text:span text:style-name="Strong_20_Emphasis">Por que é importante para algoritmos:</text:span> Muitos problemas envolvem texto, parsing e validação.</text:p>
      <text:p text:style-name="P5">texto = "algoritmos"</text:p>
      <text:p text:style-name="P5">print(len(texto))</text:p>
      <text:p text:style-name="P5">print(texto.upper())</text:p>
      <text:p text:style-name="Text_20_body">print(texto.split("o"))</text:p>
      <text:h text:style-name="Heading_20_3" text:outline-level="3"><text:soft-page-break/>Percorrer caracteres</text:h>
      <text:p text:style-name="P5">for c in texto:</text:p>
      <text:p text:style-name="P5">print(c)</text:p>
      <text:p text:style-name="Horizontal_20_Line"/>
      <text:h text:style-name="Heading_20_2" text:outline-level="2">6. Dicionários (<text:span text:style-name="Source_20_Text">dict</text:span>)</text:h>
      <text:p text:style-name="Text_20_body"><text:span text:style-name="Strong_20_Emphasis">Por que é importante para algoritmos:</text:span> Base para hash tables, contagem de frequência e cache.</text:p>
      <text:p text:style-name="P5">freq = {}</text:p>
      <text:p text:style-name="P5"/>
      <text:p text:style-name="P5">for c in "banana":</text:p>
      <text:p text:style-name="P5">freq[c] = freq.get(c, 0) + 1</text:p>
      <text:p text:style-name="P5"/>
      <text:p text:style-name="Text_20_body">print(freq)</text:p>
      <text:h text:style-name="Heading_20_3" text:outline-level="3">Acesso e verificação</text:h>
      <text:p text:style-name="P5">if 'a' in freq:</text:p>
      <text:p text:style-name="P5">print(freq['a'])</text:p>
      <text:p text:style-name="Horizontal_20_Line"/>
      <text:h text:style-name="Heading_20_2" text:outline-level="2">7. Compreensão de Lista e Dicionário</text:h>
      <text:p text:style-name="Text_20_body"><text:span text:style-name="Strong_20_Emphasis">Por que é importante para algoritmos:</text:span> Código mais conciso, legível e eficiente.</text:p>
      <text:h text:style-name="Heading_20_3" text:outline-level="3">List comprehension</text:h>
      <text:p text:style-name="Text_20_body">quadrados = [x*x for x in range(5)]</text:p>
      <text:h text:style-name="Heading_20_3" text:outline-level="3">Dict comprehension</text:h>
      <text:p text:style-name="P5">pares = {x: x*x for x in range(6) if x % 2 == 0}</text:p>
      <text:p text:style-name="Horizontal_20_Line"/>
      <text:h text:style-name="Heading_20_2" text:outline-level="2">8. Tratamento Básico de Exceções</text:h>
      <text:p text:style-name="Text_20_body"><text:span text:style-name="Strong_20_Emphasis">Por que é importante para algoritmos:</text:span> Evita crashes durante testes e entradas inválidas.</text:p>
      <text:p text:style-name="P5">try:</text:p>
      <text:p text:style-name="P5">x = int(input())</text:p>
      <text:p text:style-name="P5">print(10 / x)</text:p>
      <text:p text:style-name="P5">except ValueError:</text:p>
      <text:p text:style-name="P5">print("Entrada inválida")</text:p>
      <text:p text:style-name="P5">except ZeroDivisionError:</text:p>
      <text:p text:style-name="P5">print("Divisão por zero")</text:p>
      <text:p text:style-name="Horizontal_20_Line"/>
      <text:h text:style-name="Heading_20_2" text:outline-level="2"><text:soft-page-break/>9. Leitura de Entrada (<text:span text:style-name="Source_20_Text">input</text:span>)</text:h>
      <text:p text:style-name="Text_20_body"><text:span text:style-name="Strong_20_Emphasis">Por que é importante para algoritmos:</text:span> Essencial para plataformas como Beecrowd, LeetCode e Codeforces.</text:p>
      <text:h text:style-name="Heading_20_3" text:outline-level="3">Entrada simples</text:h>
      <text:p text:style-name="Text_20_body">n = int(input())</text:p>
      <text:h text:style-name="Heading_20_3" text:outline-level="3">Múltiplos valores na mesma linha</text:h>
      <text:p text:style-name="Text_20_body">a, b = map(int, input().split())</text:p>
      <text:h text:style-name="Heading_20_3" text:outline-level="3">Ler lista de inteiros</text:h>
      <text:p text:style-name="P5">nums = list(map(int, input().split()))</text:p>
      <text:p text:style-name="Horizontal_20_Line"/>
      <text:h text:style-name="Heading_20_2" text:outline-level="2">Conclusão</text:h>
      <text:p text:style-name="Text_20_body">Com este conteúdo, você já consegue:</text:p>
      <text:list text:style-name="L2">
        <text:list-item>
          <text:p text:style-name="P7">Implementar algoritmos básicos</text:p>
        </text:list-item>
        <text:list-item>
          <text:p text:style-name="P7">Resolver problemas de lógica</text:p>
        </text:list-item>
        <text:list-item>
          <text:p text:style-name="P7">Trabalhar com vetores, strings e mapas</text:p>
        </text:list-item>
        <text:list-item>
          <text:p text:style-name="P7">Programar com clareza e eficiência em Python</text:p>
        </text:list-item>
      </text:list>
      <text:p text:style-name="Text_20_body">👉 <text:span text:style-name="Strong_20_Emphasis">Próximo passo:</text:span> aplicar isso em problemas clássicos (soma, máximo, busca, contagem, loops aninhados)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1T18:43:01.328889609</meta:creation-date>
    <dc:date>2025-12-21T18:53:50.934603842</dc:date>
    <meta:editing-duration>PT28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4" meta:paragraph-count="93" meta:word-count="468" meta:character-count="2888" meta:non-whitespace-character-count="2519"/>
  </office:meta>
</office:document-meta>
</file>